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Mono_4.ttf" manifest:media-type="application/x-font-ttf"/>
  <manifest:file-entry manifest:full-path="Fonts/Font_Liberation_Mono_3.ttf" manifest:media-type="application/x-font-ttf"/>
  <manifest:file-entry manifest:full-path="Fonts/Font_Liberation_Mono_2.ttf" manifest:media-type="application/x-font-ttf"/>
  <manifest:file-entry manifest:full-path="Fonts/Font_Liberation_Mono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7c39" officeooo:paragraph-rsid="001d20a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d20a6" officeooo:paragraph-rsid="001d20a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d20a6" officeooo:paragraph-rsid="001d20a6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fo:font-size="14pt" fo:font-style="normal" fo:font-weight="bold" officeooo:rsid="001d20a6" officeooo:paragraph-rsid="001d20a6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fo:font-weight="normal" officeooo:rsid="001d20a6" officeooo:paragraph-rsid="001d20a6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Liberation Mono" fo:font-size="12pt" fo:font-style="normal" fo:font-weight="normal" officeooo:rsid="001d20a6" officeooo:paragraph-rsid="001d20a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4pt" fo:font-style="normal" fo:font-weight="normal" officeooo:rsid="001d20a6" officeooo:paragraph-rsid="001d20a6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text-properties style:font-name="Liberation Serif" fo:font-size="14pt" fo:font-style="normal" fo:font-weight="normal" officeooo:rsid="001d20a6" officeooo:paragraph-rsid="001d20a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Liberation Serif" fo:font-size="14pt" fo:font-style="normal" fo:font-weight="normal" officeooo:rsid="001d20a6" officeooo:paragraph-rsid="001d20a6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966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ef1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3">3</text:span></text:p>
      <text:p text:style-name="P1">Грищенко Юрій, ПЗС-2</text:p>
      <text:p text:style-name="P2">NER (Named-entity recognition)</text:p>
      <text:p text:style-name="P1"/>
      <text:p text:style-name="P3">Працюватимемо з наступним текстом:</text:p>
      <text:p text:style-name="P3"/>
      <text:p text:style-name="P4">У романі «Місто» Валер'ян Підмогильний описав селянську українську молодь, яка на початку 1920-х років тисячами потягнулась у міста, щоб завоювати і зробити своїм українське місто, влити в нього свіжу селянську кров, зліквідувати антагонізм між українським містом і селом. </text:p>
      <text:p text:style-name="P4">Твір не був подібний до традиційної народницької прози XIX ст., бо автор орієнтувався на європейський роман 19-початку 20 століття, засвоївши традицію романістики Оноре де Бальзака, Гі де Мопассана, Анатоля Франса, Джека Лондона, а також вітчизняну — Агатангела Кримського, Володимира Винниченка.</text:p>
      <text:p text:style-name="P4">Після 1991 року неодноразово перевидавався різними українськими видавництвами. 2012 року перевиданий в Києві видавництвом «Український письменник» у збірці «Третя революція».[3] 2015-го перевиданий у видавництві Знання. У 2017 році роман перевиданий видавництвом «Основи».</text:p>
      <text:p text:style-name="P4"/>
      <text:p text:style-name="P5">1. Stanza</text:p>
      <text:p text:style-name="P6">Вставновимо Stanza:</text:p>
      <text:p text:style-name="P7"/>
      <text:p text:style-name="P7">python -m venv .env</text:p>
      <text:p text:style-name="P7">source .env/bin/activate</text:p>
      <text:p text:style-name="P7">pip install stanza</text:p>
      <text:p text:style-name="P6"/>
      <text:p text:style-name="P6">Необхідні моделі та пакети коду для роботи з українським текстом встановлюються в runtime програми. Приклад простого коду:</text:p>
      <text:p text:style-name="P6"/>
      <text:p text:style-name="P7">from pathlib import Path</text:p>
      <text:p text:style-name="P7">import stanza</text:p>
      <text:p text:style-name="P7"/>
      <text:p text:style-name="P7">text = Path("lab3.txt").read_text()</text:p>
      <text:p text:style-name="P7"/>
      <text:p text:style-name="P7">stanza.download("uk")</text:p>
      <text:p text:style-name="P7">nlp = stanza.Pipeline("uk")</text:p>
      <text:p text:style-name="P7">doc = nlp(text)</text:p>
      <text:p text:style-name="P7"/>
      <text:p text:style-name="P7">for entity in doc.entities:</text:p>
      <text:p text:style-name="P7"><text:s text:c="4"/>print(entity.text, entity.type)</text:p>
      <text:p text:style-name="P7"/>
      <text:p text:style-name="P8"><text:tab/>Цей код автоматично будує для нас pipeline, тобто бібліотека сама завантажує необхідні пакети і відповідно створює «ланцюг» процесорів. При запуску бачимо використані пакети:</text:p>
      <text:p text:style-name="P8">===========================</text:p>
      <text:p text:style-name="P8">| Processor | Package <text:s text:c="4"/>|</text:p>
      <text:p text:style-name="P7"><text:soft-page-break/>---------------------------</text:p>
      <text:p text:style-name="P7">| tokenize <text:s/>| iu <text:s text:c="9"/>|</text:p>
      <text:p text:style-name="P7">| mwt <text:s text:c="6"/>| iu <text:s text:c="9"/>|</text:p>
      <text:p text:style-name="P7">| pos <text:s text:c="6"/>| iu_charlm <text:s text:c="2"/>|</text:p>
      <text:p text:style-name="P7">| lemma <text:s text:c="4"/>| iu_nocharlm |</text:p>
      <text:p text:style-name="P7">| depparse <text:s/>| iu_charlm <text:s text:c="2"/>|</text:p>
      <text:p text:style-name="P7">| ner <text:s text:c="6"/>| languk <text:s text:c="5"/>|</text:p>
      <text:p text:style-name="P7">===========================</text:p>
      <text:p text:style-name="P7"/>
      <text:p text:style-name="P8">Отримуємо:</text:p>
      <text:p text:style-name="P7">Місто ORG</text:p>
      <text:p text:style-name="P7">Валер'ян Підмогильний PERS</text:p>
      <text:p text:style-name="P7">Оноре де Бальзака PERS</text:p>
      <text:p text:style-name="P7">Гі де Мопассана PERS</text:p>
      <text:p text:style-name="P7">Анатоля Франса PERS</text:p>
      <text:p text:style-name="P7">Джека Лондона PERS</text:p>
      <text:p text:style-name="P7">Агатангела Кримського PERS</text:p>
      <text:p text:style-name="P7">Володимира Винниченка PERS</text:p>
      <text:p text:style-name="P7">Києві LOC</text:p>
      <text:p text:style-name="P7">Український письменник» ORG</text:p>
      <text:p text:style-name="P7">Третя революція MISC</text:p>
      <text:p text:style-name="P7">Основи ORG</text:p>
      <text:p text:style-name="P7"/>
      <text:p text:style-name="P8"><text:tab/>Бачимо пропущене видавництво «Знання» (єдине видавництво, яке в тексті зазначене без лапок), та зайвий символ у назві «Український письменник<text:span text:style-name="T2">»</text:span>» (помилка нейронної мережі?)</text:p>
      <text:p text:style-name="P8"><text:tab/>Цікаво, що правильно визначено власну назву «Місто», хоча це загальновживане слово. Але неправильно визначено тип сутності (це назва твору, а не ORGанізація).</text:p>
      <text:p text:style-name="P8"><text:tab/>Інші власні назви визначено правильно. (Збірка «Третя революція» визначена як «інше» (MISC), що по суті не є помилкою)</text:p>
      <text:p text:style-name="P8"/>
      <text:p text:style-name="P8"><text:tab/></text:p>
      <text:p text:style-name="P5">2. spaCy</text:p>
      <text:p text:style-name="P7">import spacy</text:p>
      <text:p text:style-name="P7">from pathlib import Path</text:p>
      <text:p text:style-name="P7"/>
      <text:p text:style-name="P7">text = Path("lab3.txt").read_text()</text:p>
      <text:p text:style-name="P7"/>
      <text:p text:style-name="P7">nlp = spacy.load("uk_core_news_sm")</text:p>
      <text:p text:style-name="P7">doc = nlp(text)</text:p>
      <text:p text:style-name="P7"/>
      <text:p text:style-name="P7">for ent in doc.ents:</text:p>
      <text:p text:style-name="P7"><text:s text:c="4"/>print(ent.text, ent.label_)</text:p>
      <text:p text:style-name="P7"/>
      <text:p text:style-name="P8">Отримуємо:</text:p>
      <text:p text:style-name="P7">Місто ORG</text:p>
      <text:p text:style-name="P7">Валер'ян Підмогильний PER</text:p>
      <text:p text:style-name="P7">Оноре де Бальзака PER</text:p>
      <text:p text:style-name="P7">Гі де Мопассана PER</text:p>
      <text:p text:style-name="P7">Анатоля Франса PER</text:p>
      <text:p text:style-name="P7"><text:soft-page-break/>Джека Лондона PER</text:p>
      <text:p text:style-name="P7">Агатангела Кримського PER</text:p>
      <text:p text:style-name="P7">Володимира Винниченка PER</text:p>
      <text:p text:style-name="P7">Києві LOC</text:p>
      <text:p text:style-name="P7">Український письменник ORG</text:p>
      <text:p text:style-name="P7">Основи ORG</text:p>
      <text:p text:style-name="P7"/>
      <text:p text:style-name="P8"><text:tab/>Ті самі помилки, але є відмінності:</text:p>
      <text:list text:style-name="L1">
        <text:list-item>
          <text:p text:style-name="P9">«Український письменник» цього разу не містить зайвих символів</text:p>
        </text:list-item>
        <text:list-item>
          <text:p text:style-name="P9">Збірник «Третя революція» та видавництво «Знання» не визначені</text:p>
          <text:p text:style-name="P9"/>
        </text:list-item>
      </text:list>
      <text:p text:style-name="P10"><text:tab/>Цікаво, що обидві моделі визначили «Місто» як організацію, хоча в тексті явно вказано, що це роман. Бачимо, що ці інструменти є досить ефективними, але не ідеальним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00:44:34.989816707</meta:creation-date>
    <dc:date>2023-12-28T01:45:43.786653820</dc:date>
    <meta:editing-duration>PT1H1M9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3" meta:paragraph-count="74" meta:word-count="440" meta:character-count="3216" meta:non-whitespace-character-count="2779"/>
  </office:meta>
</office:document-meta>
</file>